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46DB172B5343D005.png" manifest:media-type="image/png"/>
  <manifest:file-entry manifest:full-path="Pictures/10000201000003890000004F9908A3F39734D1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538a34" officeooo:paragraph-rsid="01538a34" fo:background-color="#66ff66"/>
    </style:style>
    <style:style style:name="P44" style:family="paragraph" style:parent-style-name="Standard" style:list-style-name="L21">
      <style:text-properties fo:language="en" fo:country="US" officeooo:rsid="0167deee" officeooo:paragraph-rsid="0167deee" fo:background-color="#66ff66"/>
    </style:style>
    <style:style style:name="P45" style:family="paragraph" style:parent-style-name="Standard" style:list-style-name="L21">
      <style:text-properties fo:language="en" fo:country="US" officeooo:rsid="01691d3e" officeooo:paragraph-rsid="01691d3e" fo:background-color="#66ff66"/>
    </style:style>
    <style:style style:name="P46" style:family="paragraph" style:parent-style-name="Standard" style:list-style-name="L21">
      <style:text-properties fo:language="en" fo:country="US" officeooo:rsid="016e835e" officeooo:paragraph-rsid="016e835e" fo:background-color="#66ff66"/>
    </style:style>
    <style:style style:name="P47" style:family="paragraph" style:parent-style-name="Standard" style:list-style-name="L1">
      <style:text-properties fo:language="en" fo:country="US" officeooo:rsid="0153bde0" officeooo:paragraph-rsid="0153bde0" fo:background-color="#66ff66"/>
    </style:style>
    <style:style style:name="P48" style:family="paragraph" style:parent-style-name="Standard" style:list-style-name="L22">
      <style:text-properties fo:language="en" fo:country="US" officeooo:rsid="015ab55c" officeooo:paragraph-rsid="015ab55c" fo:background-color="#66ff66"/>
    </style:style>
    <style:style style:name="P49" style:family="paragraph" style:parent-style-name="Standard" style:list-style-name="L22">
      <style:text-properties fo:language="en" fo:country="US" officeooo:rsid="015c9d60" officeooo:paragraph-rsid="015c9d60" fo:background-color="#66ff66"/>
    </style:style>
    <style:style style:name="P50" style:family="paragraph" style:parent-style-name="Standard" style:list-style-name="L22">
      <style:text-properties fo:language="en" fo:country="US" officeooo:rsid="015c0e6d" officeooo:paragraph-rsid="015c0e6d" fo:background-color="#66ff66"/>
    </style:style>
    <style:style style:name="P51" style:family="paragraph" style:parent-style-name="Standard" style:list-style-name="L1">
      <style:text-properties fo:language="en" fo:country="US" officeooo:rsid="016fee50" officeooo:paragraph-rsid="016fee50" fo:background-color="#66ff66"/>
    </style:style>
    <style:style style:name="P52" style:family="paragraph" style:parent-style-name="Standard" style:list-style-name="L23">
      <style:text-properties fo:language="en" fo:country="US" officeooo:rsid="01743487" officeooo:paragraph-rsid="01743487" fo:background-color="#66ff66"/>
    </style:style>
    <style:style style:name="P53" style:family="paragraph" style:parent-style-name="Standard" style:list-style-name="L1">
      <style:text-properties fo:language="en" fo:country="US" officeooo:rsid="01778b62" officeooo:paragraph-rsid="01778b62" fo:background-color="#66ff66"/>
    </style:style>
    <style:style style:name="P54" style:family="paragraph" style:parent-style-name="Standard" style:list-style-name="L24">
      <style:text-properties fo:language="en" fo:country="US" officeooo:rsid="01778b62" officeooo:paragraph-rsid="01778b62" fo:background-color="#66ff66"/>
    </style:style>
    <style:style style:name="P55" style:family="paragraph" style:parent-style-name="Standard" style:list-style-name="L1">
      <style:text-properties fo:language="en" fo:country="US" officeooo:rsid="017bbfd7" officeooo:paragraph-rsid="017bbfd7" fo:background-color="#66ff66"/>
    </style:style>
    <style:style style:name="P56" style:family="paragraph" style:parent-style-name="Standard" style:list-style-name="L1">
      <style:text-properties fo:language="en" fo:country="US" officeooo:rsid="017f32b0" officeooo:paragraph-rsid="017f32b0" fo:background-color="#66ff66"/>
    </style:style>
    <style:style style:name="P57" style:family="paragraph" style:parent-style-name="Standard" style:list-style-name="L1">
      <style:text-properties fo:language="en" fo:country="US" officeooo:rsid="003fde04" officeooo:paragraph-rsid="003fde04"/>
    </style:style>
    <style:style style:name="P58" style:family="paragraph" style:parent-style-name="Standard" style:list-style-name="L6">
      <style:text-properties fo:language="en" fo:country="US" officeooo:rsid="003fde04" officeooo:paragraph-rsid="003fde04"/>
    </style:style>
    <style:style style:name="P59" style:family="paragraph" style:parent-style-name="Standard" style:list-style-name="L6">
      <style:text-properties fo:language="en" fo:country="US" officeooo:rsid="00499468" officeooo:paragraph-rsid="00499468" fo:background-color="#00ffff"/>
    </style:style>
    <style:style style:name="P60" style:family="paragraph" style:parent-style-name="Standard" style:list-style-name="L9">
      <style:text-properties fo:language="en" fo:country="US" officeooo:rsid="00766c49" officeooo:paragraph-rsid="00766c49" fo:background-color="#00ffff"/>
    </style:style>
    <style:style style:name="P61" style:family="paragraph" style:parent-style-name="Standard" style:list-style-name="L10">
      <style:text-properties fo:language="en" fo:country="US" officeooo:rsid="007ceefa" officeooo:paragraph-rsid="007ceefa" fo:background-color="#00ffff"/>
    </style:style>
    <style:style style:name="P62" style:family="paragraph" style:parent-style-name="Standard" style:list-style-name="L13">
      <style:text-properties fo:language="en" fo:country="US" officeooo:rsid="00dbf434" officeooo:paragraph-rsid="00dbf434" fo:background-color="#00ffff"/>
    </style:style>
    <style:style style:name="P63" style:family="paragraph" style:parent-style-name="Standard" style:list-style-name="L1">
      <style:text-properties fo:language="en" fo:country="US" officeooo:rsid="010d5a6e" officeooo:paragraph-rsid="010d5a6e" fo:background-color="#00ffff"/>
    </style:style>
    <style:style style:name="P64" style:family="paragraph" style:parent-style-name="Standard" style:list-style-name="L16">
      <style:text-properties fo:language="en" fo:country="US" officeooo:rsid="010d5a6e" officeooo:paragraph-rsid="010d5a6e" fo:background-color="#00ffff"/>
    </style:style>
    <style:style style:name="P65" style:family="paragraph" style:parent-style-name="Standard" style:list-style-name="L18">
      <style:text-properties fo:language="en" fo:country="US" officeooo:rsid="01240a3f" officeooo:paragraph-rsid="01240a3f" fo:background-color="#00ffff"/>
    </style:style>
    <style:style style:name="P66" style:family="paragraph" style:parent-style-name="Standard" style:list-style-name="L18">
      <style:text-properties fo:language="en" fo:country="US" officeooo:rsid="012b0152" officeooo:paragraph-rsid="012b0152" fo:background-color="#00ffff"/>
    </style:style>
    <style:style style:name="P67" style:family="paragraph" style:parent-style-name="Standard" style:list-style-name="L1">
      <style:text-properties fo:language="en" fo:country="US" officeooo:rsid="012e551d" officeooo:paragraph-rsid="012e551d" fo:background-color="#00ffff"/>
    </style:style>
    <style:style style:name="P68" style:family="paragraph" style:parent-style-name="Standard" style:list-style-name="L1">
      <style:text-properties fo:language="en" fo:country="US" officeooo:rsid="0137e89c" officeooo:paragraph-rsid="0137e89c" fo:background-color="#00ffff"/>
    </style:style>
    <style:style style:name="P69"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0"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71"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72" style:family="paragraph" style:parent-style-name="Standard" style:list-style-name="L10">
      <style:text-properties fo:language="en" fo:country="US" officeooo:rsid="007ceefa" officeooo:paragraph-rsid="007ceefa"/>
    </style:style>
    <style:style style:name="P73" style:family="paragraph" style:parent-style-name="Standard" style:list-style-name="L1">
      <style:text-properties fo:language="en" fo:country="US" officeooo:rsid="008db975" officeooo:paragraph-rsid="008db975"/>
    </style:style>
    <style:style style:name="P74" style:family="paragraph" style:parent-style-name="Standard" style:list-style-name="L1">
      <style:text-properties fo:language="en" fo:country="US" officeooo:rsid="008db975" officeooo:paragraph-rsid="008db975" fo:background-color="#ff9999"/>
    </style:style>
    <style:style style:name="P75" style:family="paragraph" style:parent-style-name="Standard" style:list-style-name="L1">
      <style:text-properties fo:language="en" fo:country="US" officeooo:rsid="009d3719" officeooo:paragraph-rsid="009d3719"/>
    </style:style>
    <style:style style:name="P76" style:family="paragraph" style:parent-style-name="Standard" style:list-style-name="L1">
      <style:text-properties fo:language="en" fo:country="US" officeooo:rsid="009d273c" officeooo:paragraph-rsid="009d273c"/>
    </style:style>
    <style:style style:name="P77" style:family="paragraph" style:parent-style-name="Standard" style:list-style-name="L1">
      <style:text-properties fo:language="en" fo:country="US" officeooo:rsid="00982ad3" officeooo:paragraph-rsid="00982ad3"/>
    </style:style>
    <style:style style:name="P78" style:family="paragraph" style:parent-style-name="Standard" style:list-style-name="L1">
      <style:text-properties fo:language="en" fo:country="US" officeooo:rsid="009b190d" officeooo:paragraph-rsid="009b190d"/>
    </style:style>
    <style:style style:name="P79" style:family="paragraph" style:parent-style-name="Standard" style:list-style-name="L1">
      <style:text-properties fo:language="en" fo:country="US" officeooo:rsid="00a2f94e" officeooo:paragraph-rsid="00a2f94e"/>
    </style:style>
    <style:style style:name="P80" style:family="paragraph" style:parent-style-name="Standard" style:list-style-name="L11">
      <style:text-properties fo:language="en" fo:country="US" officeooo:rsid="00b6a256" officeooo:paragraph-rsid="00b6a256"/>
    </style:style>
    <style:style style:name="P81" style:family="paragraph" style:parent-style-name="Standard" style:list-style-name="L12">
      <style:text-properties fo:language="en" fo:country="US" officeooo:rsid="00d23a34" officeooo:paragraph-rsid="00d23a34" fo:background-color="#fff200"/>
    </style:style>
    <style:style style:name="P82" style:family="paragraph" style:parent-style-name="Standard" style:list-style-name="L1">
      <style:text-properties fo:language="en" fo:country="US" officeooo:rsid="012e905d" officeooo:paragraph-rsid="012e905d" fo:background-color="#fff200"/>
    </style:style>
    <style:style style:name="P83" style:family="paragraph" style:parent-style-name="Standard" style:list-style-name="L19">
      <style:text-properties fo:language="en" fo:country="US" officeooo:rsid="012e905d" officeooo:paragraph-rsid="012e905d" fo:background-color="#fff200"/>
    </style:style>
    <style:style style:name="P84" style:family="paragraph" style:parent-style-name="Standard" style:list-style-name="L1">
      <style:text-properties fo:language="en" fo:country="US" officeooo:rsid="00d74235" officeooo:paragraph-rsid="00d74235"/>
    </style:style>
    <style:style style:name="P85" style:family="paragraph" style:parent-style-name="Standard" style:list-style-name="L13">
      <style:text-properties fo:language="en" fo:country="US" officeooo:rsid="00dbf434" officeooo:paragraph-rsid="00dbf434"/>
    </style:style>
    <style:style style:name="P86" style:family="paragraph" style:parent-style-name="Standard" style:list-style-name="L15">
      <style:text-properties fo:language="en" fo:country="US" officeooo:rsid="010a66ac" officeooo:paragraph-rsid="010a66ac"/>
    </style:style>
    <style:style style:name="P87" style:family="paragraph" style:parent-style-name="Standard" style:list-style-name="L19">
      <style:text-properties fo:language="en" fo:country="US" officeooo:rsid="012e905d" officeooo:paragraph-rsid="012e905d"/>
    </style:style>
    <style:style style:name="P88" style:family="paragraph" style:parent-style-name="Standard" style:list-style-name="L20">
      <style:text-properties fo:language="en" fo:country="US" officeooo:rsid="013d9952" officeooo:paragraph-rsid="013d9952"/>
    </style:style>
    <style:style style:name="P89" style:family="paragraph" style:parent-style-name="Standard" style:list-style-name="L22">
      <style:text-properties fo:language="en" fo:country="US" officeooo:rsid="01600c5d" officeooo:paragraph-rsid="01600c5d" fo:background-color="#ffff00"/>
    </style:style>
    <style:style style:name="P90" style:family="paragraph" style:parent-style-name="Standard" style:list-style-name="L23">
      <style:text-properties fo:language="en" fo:country="US" officeooo:rsid="016fee50" officeooo:paragraph-rsid="016fee50"/>
    </style:style>
    <style:style style:name="P91" style:family="paragraph" style:parent-style-name="Standard" style:list-style-name="L1">
      <style:text-properties fo:language="en" fo:country="US" officeooo:rsid="016fee50" officeooo:paragraph-rsid="016fee50"/>
    </style:style>
    <style:style style:name="P92" style:family="paragraph" style:parent-style-name="Standard" style:list-style-name="L23">
      <style:text-properties fo:language="en" fo:country="US" officeooo:rsid="01714104" officeooo:paragraph-rsid="01714104"/>
    </style:style>
    <style:style style:name="P93" style:family="paragraph" style:parent-style-name="Standard" style:list-style-name="L23">
      <style:text-properties fo:language="en" fo:country="US" fo:font-weight="normal" officeooo:rsid="0172b447" officeooo:paragraph-rsid="0172b447" fo:background-color="#66ff66" style:font-weight-asian="normal" style:font-weight-complex="normal"/>
    </style:style>
    <style:style style:name="P94" style:family="paragraph" style:parent-style-name="Standard" style:list-style-name="L1">
      <style:text-properties fo:language="en" fo:country="US" officeooo:rsid="014463f3" officeooo:paragraph-rsid="014463f3"/>
    </style:style>
    <style:style style:name="P95" style:family="paragraph" style:parent-style-name="Standard" style:list-style-name="L1">
      <style:text-properties fo:language="en" fo:country="US" officeooo:rsid="00bfeef8" officeooo:paragraph-rsid="00bfeef8"/>
    </style:style>
    <style:style style:name="P96" style:family="paragraph" style:parent-style-name="Standard" style:list-style-name="L1">
      <style:text-properties fo:language="en" fo:country="US" officeooo:rsid="00421565" officeooo:paragraph-rsid="00421565"/>
    </style:style>
    <style:style style:name="P97" style:family="paragraph" style:parent-style-name="Standard" style:list-style-name="L1">
      <style:text-properties fo:language="en" fo:country="US" officeooo:rsid="00130e13" officeooo:paragraph-rsid="00130e13"/>
    </style:style>
    <style:style style:name="P98" style:family="paragraph" style:parent-style-name="Standard" style:list-style-name="L2">
      <style:text-properties officeooo:paragraph-rsid="00157630"/>
    </style:style>
    <style:style style:name="P99"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00"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01"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02"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03"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04"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05"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06"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07"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08"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09"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10"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11"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12"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13"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14"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15"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16"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17"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18"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19"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20"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21"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22"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23" style:family="paragraph" style:parent-style-name="Standard" style:list-style-name="L1">
      <style:text-properties style:text-line-through-style="none" style:text-line-through-type="none" fo:language="en" fo:country="US" officeooo:rsid="0058f1d0" officeooo:paragraph-rsid="0058f1d0"/>
    </style:style>
    <style:style style:name="P124"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25"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26"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27"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28"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29"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30" style:family="paragraph" style:parent-style-name="Standard" style:list-style-name="L4">
      <style:text-properties style:text-line-through-style="solid" style:text-line-through-type="single" officeooo:paragraph-rsid="001fce67"/>
    </style:style>
    <style:style style:name="P131" style:family="paragraph" style:parent-style-name="Standard" style:list-style-name="L4">
      <style:text-properties style:text-line-through-style="solid" style:text-line-through-type="single" fo:language="en" fo:country="US" officeooo:rsid="001fce67" officeooo:paragraph-rsid="001fce67"/>
    </style:style>
    <style:style style:name="P132"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33"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34"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35"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36"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37"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38"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39"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40"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41"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42"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43"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44"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45"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46"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47"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48"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49"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50"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51"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52"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53"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54"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55"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56"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57"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58"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59"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60"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61"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62"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63"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64"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65"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66"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67"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68"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69"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70"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71"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72"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73"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74"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75"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76"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77"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78"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79"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80"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81"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82"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83"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84"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85"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86"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87"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88"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89"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90" style:family="paragraph" style:parent-style-name="Standard" style:list-style-name="L9">
      <style:text-properties style:text-line-through-style="solid" style:text-line-through-type="single" fo:language="en" fo:country="US" officeooo:rsid="00658c15" officeooo:paragraph-rsid="00658c15"/>
    </style:style>
    <style:style style:name="P191" style:family="paragraph" style:parent-style-name="Standard" style:list-style-name="L9">
      <style:text-properties style:text-line-through-style="solid" style:text-line-through-type="single" fo:language="en" fo:country="US" officeooo:rsid="00697d98" officeooo:paragraph-rsid="00697d98"/>
    </style:style>
    <style:style style:name="P192"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93"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94"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95"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96" style:family="paragraph" style:parent-style-name="Standard" style:list-style-name="L1">
      <style:text-properties style:text-line-through-style="solid" style:text-line-through-type="single" fo:language="en" fo:country="US" officeooo:rsid="008db975" officeooo:paragraph-rsid="008db975"/>
    </style:style>
    <style:style style:name="P197" style:family="paragraph" style:parent-style-name="Standard" style:list-style-name="L1">
      <style:text-properties style:text-line-through-style="solid" style:text-line-through-type="single" fo:language="en" fo:country="US" officeooo:rsid="008eeb16" officeooo:paragraph-rsid="008eeb16"/>
    </style:style>
    <style:style style:name="P198" style:family="paragraph" style:parent-style-name="Standard" style:list-style-name="L1">
      <style:text-properties style:text-line-through-style="solid" style:text-line-through-type="single" fo:language="en" fo:country="US" officeooo:rsid="0096126f" officeooo:paragraph-rsid="0096126f"/>
    </style:style>
    <style:style style:name="P199" style:family="paragraph" style:parent-style-name="Standard" style:list-style-name="L1">
      <style:text-properties style:text-line-through-style="solid" style:text-line-through-type="single" fo:language="en" fo:country="US" officeooo:rsid="0099973f" officeooo:paragraph-rsid="0099973f"/>
    </style:style>
    <style:style style:name="P200" style:family="paragraph" style:parent-style-name="Standard" style:list-style-name="L1">
      <style:text-properties style:text-line-through-style="solid" style:text-line-through-type="single" fo:language="en" fo:country="US" officeooo:rsid="009a0ae1" officeooo:paragraph-rsid="009a0ae1"/>
    </style:style>
    <style:style style:name="P201" style:family="paragraph" style:parent-style-name="Standard" style:list-style-name="L11">
      <style:text-properties style:text-line-through-style="solid" style:text-line-through-type="single" fo:language="en" fo:country="US" officeooo:rsid="00b48309" officeooo:paragraph-rsid="00b48309"/>
    </style:style>
    <style:style style:name="P202" style:family="paragraph" style:parent-style-name="Standard" style:list-style-name="L1">
      <style:text-properties style:text-line-through-style="solid" style:text-line-through-type="single" fo:language="en" fo:country="US" officeooo:rsid="00c1bbe8" officeooo:paragraph-rsid="00c1bbe8"/>
    </style:style>
    <style:style style:name="P203"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04"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05"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06" style:family="paragraph" style:parent-style-name="Standard" style:list-style-name="L4">
      <style:text-properties style:text-line-through-style="solid" style:text-line-through-type="single" officeooo:rsid="001fce67" officeooo:paragraph-rsid="001fce67" fo:background-color="#66ff66"/>
    </style:style>
    <style:style style:name="P207" style:family="paragraph" style:parent-style-name="Standard" style:list-style-name="L4">
      <style:text-properties style:text-line-through-style="solid" style:text-line-through-type="single" officeooo:rsid="003c6f36" officeooo:paragraph-rsid="003c6f36" fo:background-color="#fff200"/>
    </style:style>
    <style:style style:name="P208" style:family="paragraph" style:parent-style-name="Standard" style:list-style-name="L4">
      <style:text-properties style:text-line-through-style="solid" style:text-line-through-type="single" officeooo:rsid="0034e797" officeooo:paragraph-rsid="0034e797"/>
    </style:style>
    <style:style style:name="P209" style:family="paragraph" style:parent-style-name="Standard" style:list-style-name="L4">
      <style:text-properties officeooo:rsid="001fce67" officeooo:paragraph-rsid="001fce67"/>
    </style:style>
    <style:style style:name="P210" style:family="paragraph" style:parent-style-name="Standard" style:list-style-name="L4">
      <style:text-properties officeooo:rsid="001fce67" officeooo:paragraph-rsid="001fce67" fo:background-color="#66ff66"/>
    </style:style>
    <style:style style:name="P211" style:family="paragraph" style:parent-style-name="Standard" style:list-style-name="L4">
      <style:text-properties officeooo:rsid="0030c1fc" officeooo:paragraph-rsid="0032c174" fo:background-color="#66ff66"/>
    </style:style>
    <style:style style:name="P212" style:family="paragraph" style:parent-style-name="Standard" style:list-style-name="L17">
      <style:text-properties officeooo:rsid="011b27d6" officeooo:paragraph-rsid="011b27d6" fo:background-color="#66ff66"/>
    </style:style>
    <style:style style:name="P213" style:family="paragraph" style:parent-style-name="Standard" style:list-style-name="L4">
      <style:text-properties officeooo:rsid="0034e797" officeooo:paragraph-rsid="0034e797" fo:background-color="transparent"/>
    </style:style>
    <style:style style:name="P214" style:family="paragraph" style:parent-style-name="Standard" style:list-style-name="L17">
      <style:text-properties officeooo:paragraph-rsid="010d5a6e" fo:background-color="#00ffff"/>
    </style:style>
    <style:style style:name="P215" style:family="paragraph" style:parent-style-name="Standard" style:list-style-name="L17">
      <style:text-properties officeooo:rsid="010f46df" officeooo:paragraph-rsid="010f46df" fo:background-color="#00ffff"/>
    </style:style>
    <style:style style:name="P216" style:family="paragraph" style:parent-style-name="Standard" style:list-style-name="L17">
      <style:text-properties officeooo:rsid="0110a4a5" officeooo:paragraph-rsid="0110a4a5" fo:background-color="#00ffff"/>
    </style:style>
    <style:style style:name="P217" style:family="paragraph" style:parent-style-name="Standard" style:list-style-name="L17">
      <style:text-properties officeooo:rsid="0114f815" officeooo:paragraph-rsid="0114f815" fo:background-color="#00ffff"/>
    </style:style>
    <style:style style:name="P218" style:family="paragraph" style:parent-style-name="Standard" style:list-style-name="L17">
      <style:text-properties officeooo:rsid="011a1e05" officeooo:paragraph-rsid="011a1e05" fo:background-color="#00ffff"/>
    </style:style>
    <style:style style:name="P219"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officeooo:rsid="0157a5ff" fo:background-color="transparent" loext:char-shading-value="0"/>
    </style:style>
    <style:style style:name="T50" style:family="text">
      <style:text-properties style:text-line-through-style="none" style:text-line-through-type="none" officeooo:rsid="00a72e31"/>
    </style:style>
    <style:style style:name="T51" style:family="text">
      <style:text-properties style:text-line-through-style="none" style:text-line-through-type="none" fo:font-weight="normal" fo:background-color="transparent" loext:char-shading-value="0" style:font-weight-asian="normal" style:font-weight-complex="normal"/>
    </style:style>
    <style:style style:name="T52" style:family="text">
      <style:text-properties style:text-line-through-style="none" style:text-line-through-type="none" fo:font-weight="normal" officeooo:rsid="00f5f4ab" fo:background-color="transparent" loext:char-shading-value="0" style:font-weight-asian="normal" style:font-weight-complex="normal"/>
    </style:style>
    <style:style style:name="T53" style:family="text">
      <style:text-properties style:text-line-through-style="solid" style:text-line-through-type="single"/>
    </style:style>
    <style:style style:name="T54" style:family="text">
      <style:text-properties style:text-line-through-style="solid" style:text-line-through-type="single" fo:language="en" fo:country="US"/>
    </style:style>
    <style:style style:name="T55" style:family="text">
      <style:text-properties style:text-line-through-style="solid" style:text-line-through-type="single" fo:language="en" fo:country="US" fo:font-style="italic" style:text-underline-style="none" officeooo:rsid="00190f76" style:font-style-asian="italic" style:font-style-complex="italic"/>
    </style:style>
    <style:style style:name="T56" style:family="text">
      <style:text-properties style:text-line-through-style="solid" style:text-line-through-type="single" fo:language="en" fo:country="US" officeooo:rsid="0022567e"/>
    </style:style>
    <style:style style:name="T57" style:family="text">
      <style:text-properties style:text-line-through-style="solid" style:text-line-through-type="single" fo:font-style="italic" fo:background-color="#fff200" loext:char-shading-value="0" style:font-style-asian="italic" style:font-style-complex="italic"/>
    </style:style>
    <style:style style:name="T58" style:family="text">
      <style:text-properties style:text-line-through-style="solid" style:text-line-through-type="single" fo:background-color="#fff200" loext:char-shading-value="0"/>
    </style:style>
    <style:style style:name="T59" style:family="text">
      <style:text-properties style:text-line-through-style="solid" style:text-line-through-type="single" fo:background-color="#66ff66" loext:char-shading-value="0"/>
    </style:style>
    <style:style style:name="T60" style:family="text">
      <style:text-properties style:text-line-through-style="solid" style:text-line-through-type="single" officeooo:rsid="0059d8ba"/>
    </style:style>
    <style:style style:name="T61" style:family="text">
      <style:text-properties style:text-line-through-style="solid" style:text-line-through-type="single" officeooo:rsid="009e8fcf"/>
    </style:style>
    <style:style style:name="T62" style:family="text">
      <style:text-properties style:text-line-through-style="solid" style:text-line-through-type="single" fo:background-color="#00ffff" loext:char-shading-value="0"/>
    </style:style>
    <style:style style:name="T63" style:family="text">
      <style:text-properties style:text-line-through-style="solid" style:text-line-through-type="single" officeooo:rsid="01518ffc" fo:background-color="#00ffff" loext:char-shading-value="0"/>
    </style:style>
    <style:style style:name="T64" style:family="text">
      <style:text-properties style:text-line-through-style="solid" style:text-line-through-type="single" fo:font-style="normal" style:font-style-asian="normal" style:font-style-complex="normal"/>
    </style:style>
    <style:style style:name="T65" style:family="text">
      <style:text-properties style:text-line-through-style="solid" style:text-line-through-type="single" fo:font-style="normal" officeooo:rsid="01478b1c" style:font-style-asian="normal" style:font-style-complex="normal"/>
    </style:style>
    <style:style style:name="T66" style:family="text">
      <style:text-properties officeooo:rsid="00444558"/>
    </style:style>
    <style:style style:name="T67" style:family="text">
      <style:text-properties fo:background-color="transparent" loext:char-shading-value="0"/>
    </style:style>
    <style:style style:name="T68" style:family="text">
      <style:text-properties officeooo:rsid="00444558" fo:background-color="transparent" loext:char-shading-value="0"/>
    </style:style>
    <style:style style:name="T69" style:family="text">
      <style:text-properties officeooo:rsid="005f8912" fo:background-color="transparent" loext:char-shading-value="0"/>
    </style:style>
    <style:style style:name="T70" style:family="text">
      <style:text-properties officeooo:rsid="00ecae7d" fo:background-color="transparent" loext:char-shading-value="0"/>
    </style:style>
    <style:style style:name="T71" style:family="text">
      <style:text-properties officeooo:rsid="005763f6"/>
    </style:style>
    <style:style style:name="T72" style:family="text">
      <style:text-properties officeooo:rsid="005786c4"/>
    </style:style>
    <style:style style:name="T73" style:family="text">
      <style:text-properties officeooo:rsid="005363e5"/>
    </style:style>
    <style:style style:name="T74" style:family="text">
      <style:text-properties fo:background-color="#66ff66" loext:char-shading-value="0"/>
    </style:style>
    <style:style style:name="T75" style:family="text">
      <style:text-properties officeooo:rsid="0066cf4e" fo:background-color="#66ff66" loext:char-shading-value="0"/>
    </style:style>
    <style:style style:name="T76" style:family="text">
      <style:text-properties officeooo:rsid="009d3719" fo:background-color="#66ff66" loext:char-shading-value="0"/>
    </style:style>
    <style:style style:name="T77" style:family="text">
      <style:text-properties fo:font-weight="normal" fo:background-color="#00ffff" loext:char-shading-value="0" style:font-weight-asian="normal" style:font-weight-complex="normal"/>
    </style:style>
    <style:style style:name="T78" style:family="text">
      <style:text-properties fo:font-weight="normal" officeooo:rsid="006989ce" fo:background-color="#00ffff" loext:char-shading-value="0"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16e835e" style:font-weight-asian="normal" style:font-weight-complex="normal"/>
    </style:style>
    <style:style style:name="T81" style:family="text">
      <style:text-properties fo:font-weight="normal" officeooo:rsid="016e9fa0"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07e598d" fo:background-color="transparent" loext:char-shading-value="0" style:font-weight-asian="normal" style:font-weight-complex="normal"/>
    </style:style>
    <style:style style:name="T8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5" style:family="text">
      <style:text-properties fo:font-style="italic" style:font-style-asian="italic" style:font-style-complex="italic"/>
    </style:style>
    <style:style style:name="T86" style:family="text">
      <style:text-properties fo:font-style="italic" officeooo:rsid="014c58d6" fo:background-color="transparent" loext:char-shading-value="0" style:font-style-asian="italic" style:font-style-complex="italic"/>
    </style:style>
    <style:style style:name="T87" style:family="text">
      <style:text-properties fo:font-style="italic" fo:background-color="#cccccc" loext:char-shading-value="0" style:font-style-asian="italic" style:font-style-complex="italic"/>
    </style:style>
    <style:style style:name="T88" style:family="text">
      <style:text-properties fo:font-style="italic" style:text-underline-style="solid" style:text-underline-width="auto" style:text-underline-color="font-color" fo:background-color="#cccccc" loext:char-shading-value="0" style:font-style-asian="italic" style:font-style-complex="italic"/>
    </style:style>
    <style:style style:name="T89"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0" style:family="text">
      <style:text-properties fo:font-style="italic" style:text-underline-style="none" fo:background-color="#cccccc" loext:char-shading-value="0" style:font-style-asian="italic" style:font-style-complex="italic"/>
    </style:style>
    <style:style style:name="T91" style:family="text">
      <style:text-properties fo:font-style="italic" style:text-underline-style="none" officeooo:rsid="013e98a8" fo:background-color="#cccccc" loext:char-shading-value="0" style:font-style-asian="italic" style:font-style-complex="italic"/>
    </style:style>
    <style:style style:name="T9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a2ce4" style:font-style-asian="normal" style:font-style-complex="normal"/>
    </style:style>
    <style:style style:name="T96" style:family="text">
      <style:text-properties fo:background-color="#00ffff" loext:char-shading-value="0"/>
    </style:style>
    <style:style style:name="T97" style:family="text">
      <style:text-properties officeooo:rsid="00b6a256" fo:background-color="#00ffff" loext:char-shading-value="0"/>
    </style:style>
    <style:style style:name="T98" style:family="text">
      <style:text-properties officeooo:rsid="00801862"/>
    </style:style>
    <style:style style:name="T99" style:family="text">
      <style:text-properties officeooo:rsid="00818156"/>
    </style:style>
    <style:style style:name="T100" style:family="text">
      <style:text-properties officeooo:rsid="00907498"/>
    </style:style>
    <style:style style:name="T101" style:family="text">
      <style:text-properties officeooo:rsid="0096126f"/>
    </style:style>
    <style:style style:name="T102" style:family="text">
      <style:text-properties officeooo:rsid="009a0ae1"/>
    </style:style>
    <style:style style:name="T103" style:family="text">
      <style:text-properties officeooo:rsid="00a44521"/>
    </style:style>
    <style:style style:name="T104" style:family="text">
      <style:text-properties officeooo:rsid="00bbe1c3"/>
    </style:style>
    <style:style style:name="T105" style:family="text">
      <style:text-properties officeooo:rsid="00d0e091"/>
    </style:style>
    <style:style style:name="T106" style:family="text">
      <style:text-properties officeooo:rsid="00e0d536"/>
    </style:style>
    <style:style style:name="T107" style:family="text">
      <style:text-properties officeooo:rsid="00e48ced"/>
    </style:style>
    <style:style style:name="T108" style:family="text">
      <style:text-properties officeooo:rsid="00eb68a3"/>
    </style:style>
    <style:style style:name="T109" style:family="text">
      <style:text-properties officeooo:rsid="00f1b1f8"/>
    </style:style>
    <style:style style:name="T110" style:family="text">
      <style:text-properties fo:background-color="#ffffff" loext:char-shading-value="0"/>
    </style:style>
    <style:style style:name="T111" style:family="text">
      <style:text-properties officeooo:rsid="00fa3213"/>
    </style:style>
    <style:style style:name="T112" style:family="text">
      <style:text-properties officeooo:rsid="012863ed"/>
    </style:style>
    <style:style style:name="T113" style:family="text">
      <style:text-properties fo:background-color="#fff200" loext:char-shading-value="0"/>
    </style:style>
    <style:style style:name="T114" style:family="text">
      <style:text-properties officeooo:rsid="0139b608"/>
    </style:style>
    <style:style style:name="T115" style:family="text">
      <style:text-properties officeooo:rsid="013bad9d"/>
    </style:style>
    <style:style style:name="T116" style:family="text">
      <style:text-properties officeooo:rsid="013c1c61"/>
    </style:style>
    <style:style style:name="T117" style:family="text">
      <style:text-properties officeooo:rsid="015a2eda"/>
    </style:style>
    <style:style style:name="T118" style:family="text">
      <style:text-properties officeooo:rsid="015c41e0"/>
    </style:style>
    <style:style style:name="T119" style:family="text">
      <style:text-properties officeooo:rsid="015c87a1"/>
    </style:style>
    <style:style style:name="T120" style:family="text">
      <style:text-properties officeooo:rsid="016e835e"/>
    </style:style>
    <style:style style:name="T121" style:family="text">
      <style:text-properties officeooo:rsid="0179a0ca"/>
    </style:style>
    <style:style style:name="T122" style:family="text">
      <style:text-properties officeooo:rsid="017b44b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1">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2">definitely do it / make this stand out extra for one reason or another</text:span></text:p>
      <text:p text:style-name="P11"><text:span text:style-name="T53">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772793232" text:style-name="L1">
        <text:list-item>
          <text:p text:style-name="P13">20180818:</text:p>
        </text:list-item>
      </text:list>
      <text:list xml:id="list3189308496" text:style-name="L2">
        <text:list-item>
          <text:list>
            <text:list-item>
              <text:p text:style-name="P98"><text:span text:style-name="T3">This is a rather difficult and confusing process</text:span><text:span text:style-name="T38">, but what I think I’ve settled on is the following:</text:span></text:p>
            </text:list-item>
          </text:list>
        </text:list-item>
      </text:list>
      <text:list xml:id="list1425144257" text:style-name="L3">
        <text:list-item>
          <text:list>
            <text:list-item>
              <text:list>
                <text:list-item>
                  <text:p text:style-name="P99">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99">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99">Done! Print this page double-sided, as the ward bulletin!</text:p>
                </text:list-item>
              </text:list>
            </text:list-item>
            <text:list-item>
              <text:p text:style-name="P100">Expected process to make this work:</text:p>
              <text:list>
                <text:list-item>
                  <text:p text:style-name="P100"><text:span text:style-name="T29">Manually</text:span>:</text:p>
                  <text:list>
                    <text:list-item>
                      <text:p text:style-name="P100">Find an image, charcoalize it in LibreOffice Writer 6. Save the file. (Automate this <text:span text:style-name="T25">eventually</text:span> using image-processing scripts and things)</text:p>
                    </text:list-item>
                    <text:list-item>
                      <text:p text:style-name="P102"><text:span text:style-name="T35">A) </text:span>Type up the <text:span text:style-name="T25">people doing each thing</text:span><text:span text:style-name="T26"> into a text document.</text:span></text:p>
                    </text:list-item>
                    <text:list-item>
                      <text:p text:style-name="P102"><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105">Type up all announcements in a .adoc file, with appropriate links, bold, font size, etc.</text:p>
                    </text:list-item>
                  </text:list>
                </text:list-item>
                <text:list-item>
                  <text:p text:style-name="P106">Have a script:</text:p>
                  <text:list>
                    <text:list-item>
                      <text:p text:style-name="P101"><text:span text:style-name="T28">R</text:span>ename <text:span text:style-name="T28">the LibreOffice file</text:span> to a .zip file or whatever, open it, and extract the <text:span text:style-name="T28">image.</text:span></text:p>
                    </text:list-item>
                    <text:list-item>
                      <text:p text:style-name="P103">Parse the <text:span text:style-name="T36">B) </text:span>text table info, and format it according to .adoc table format.</text:p>
                    </text:list-item>
                    <text:list-item>
                      <text:p text:style-name="P103">P<text:span text:style-name="T36">arse the A) text doc, and insert the people into a .adoc template. </text:span></text:p>
                    </text:list-item>
                    <text:list-item>
                      <text:p text:style-name="P104">Create 4-pgs of PDFs, including from 2 and 3 just above.</text:p>
                    </text:list-item>
                  </text:list>
                </text:list-item>
              </text:list>
            </text:list-item>
          </text:list>
        </text:list-item>
      </text:list>
      <text:list xml:id="list184022460392184" text:continue-list="list772793232" text:style-name="L1">
        <text:list-item>
          <text:list>
            <text:list-item>
              <text:p text:style-name="P109">TODO TO MAKE THIS HAPPEN:</text:p>
              <text:list>
                <text:list-item>
                  <text:p text:style-name="P109">Create 4 pgs of .adocs.</text:p>
                </text:list-item>
                <text:list-item>
                  <text:p text:style-name="P109"><text:soft-page-break/>Generate PDFs from them using a Python script that calls the asciidoctor commands, then uses pypdf2 to combine them. </text:p>
                </text:list-item>
              </text:list>
            </text:list-item>
          </text:list>
        </text:list-item>
      </text:list>
      <text:list xml:id="list4181274895" text:style-name="L4">
        <text:list-item>
          <text:list>
            <text:list-item>
              <text:p text:style-name="P19">Procedure: </text:p>
              <text:list>
                <text:list-item>
                  <text:p text:style-name="P130"><text:span text:style-name="T4">Extract “content.xml” from the .</text:span><text:span text:style-name="T5">odt zip file.</text:span></text:p>
                </text:list-item>
                <text:list-item>
                  <text:p text:style-name="P131">Use Python to replace names and content as necessary.</text:p>
                </text:list-item>
                <text:list-item>
                  <text:p text:style-name="P131">Zip it back up or whatever, and ensure it ends in .odt when done.</text:p>
                </text:list-item>
                <text:list-item>
                  <text:p text:style-name="P209"><text:span text:style-name="T56">Auto-o</text:span><text:span text:style-name="T54">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32">TODO:</text:p>
              <text:list>
                <text:list-item>
                  <text:p text:style-name="P132">Update LibreOffice to latest version.</text:p>
                </text:list-item>
                <text:list-item>
                  <text:p text:style-name="P132">Create the document from scratch to hopefully fix its crappy formatting problems.</text:p>
                </text:list-item>
                <text:list-item>
                  <text:p text:style-name="P206"><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32">T_WLD_ = Table, Ward Leadership Directory</text:p>
                    </text:list-item>
                    <text:list-item>
                      <text:p text:style-name="P133">TEMPLE_NAME</text:p>
                    </text:list-item>
                    <text:list-item>
                      <text:p text:style-name="P133">TEMPLE_URL</text:p>
                    </text:list-item>
                    <text:list-item>
                      <text:p text:style-name="P132">M_ = Meeting</text:p>
                    </text:list-item>
                    <text:list-item>
                      <text:p text:style-name="P134">IM_ = Image</text:p>
                    </text:list-item>
                    <text:list-item>
                      <text:p text:style-name="P134">D_ = Date</text:p>
                    </text:list-item>
                    <text:list-item>
                      <text:p text:style-name="P135">M_DATE = meeting date</text:p>
                    </text:list-item>
                    <text:list-item>
                      <text:p text:style-name="P210"><text:span text:style-name="T54">T_CA_ = Table, Cleaning Assignments</text:span><text:span text:style-name="T42"> </text:span><text:span text:style-name="T43">DONE 20180818</text:span></text:p>
                    </text:list-item>
                  </text:list>
                </text:list-item>
                <text:list-item>
                  <text:p text:style-name="P206"><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11"><text:span text:style-name="T54">B) </text:span><text:span text:style-name="T55">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13"><text:span text:style-name="T40">M</text:span><text:span text:style-name="T39">y script will then have to generate 1 new row in the table for each row I paste into the document.</text:span></text:p>
                    </text:list-item>
                  </text:list>
                </text:list-item>
                <text:list-item>
                  <text:p text:style-name="P206"><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07"><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08"><text:span text:style-name="T16">D</text:span><text:span text:style-name="T15">one!</text:span></text:p>
                </text:list-item>
              </text:list>
            </text:list-item>
          </text:list>
        </text:list-item>
      </text:list>
      <text:list xml:id="list184022813138753" text:continue-list="list184022460392184" text:style-name="L1">
        <text:list-item>
          <text:p text:style-name="P21">20180820:</text:p>
        </text:list-item>
      </text:list>
      <text:list xml:id="list2440208061" text:style-name="L5">
        <text:list-item>
          <text:list>
            <text:list-item>
              <text:p text:style-name="P136">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184021641553233" text:continue-list="list184022813138753" text:style-name="L1">
        <text:list-item>
          <text:p text:style-name="P57">20180821:</text:p>
        </text:list-item>
      </text:list>
      <text:list xml:id="list445650797" text:style-name="L6">
        <text:list-item>
          <text:list>
            <text:list-item>
              <text:p text:style-name="P58"><text:span text:style-name="T58">See #1 just above: now that it’s done in a manner properly using hymns_list as a global variable, consider converting the file into a proper class instead, to encapsulate the whole thing in a class. </text:span><text:span text:style-name="T57">(Note: this would be more as a learning exercise than as an actual need, </text:span><text:soft-page-break/><text:span text:style-name="T57">however, as imply importing the module hymn_num_2_name.py would already encapsulate the global variable and defined methods therein as it is)</text:span><text:span text:style-name="T58">.</text:span><text:span text:style-name="T67"> </text:span><text:span text:style-name="T68">DONE 20180821! THIS WAS A GREAT CHANGE; MUCH CLEANER &amp; BETTER! :)</text:span></text:p>
            </text:list-item>
            <text:list-item>
              <text:p text:style-name="P23"><text:span text:style-name="T66">N</text:span>EXT:</text:p>
              <text:list>
                <text:list-item>
                  <text:p text:style-name="P137">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59">Go to #6 above. Steps:</text:p>
                  <text:list>
                    <text:list-item>
                      <text:p text:style-name="P162">Uncompress .odt file</text:p>
                      <text:list>
                        <text:list-item>
                          <text:p text:style-name="P59"><text:a xlink:type="simple" xlink:href="https://stackoverflow.com/questions/3451111/unzipping-files-in-python" text:style-name="Internet_20_link" text:visited-style-name="Visited_20_Internet_20_Link"><text:span text:style-name="T59">https://stackoverflow.com/questions/3451111/unzipping-files-in-python</text:span></text:a></text:p>
                        </text:list-item>
                        <text:list-item>
                          <text:p text:style-name="P138">Pick back up in “bulletin_find_and_replace.py” line 47</text:p>
                        </text:list-item>
                      </text:list>
                    </text:list-item>
                    <text:list-item>
                      <text:p text:style-name="P162">Parse bulletin.txt input fields/field names</text:p>
                    </text:list-item>
                    <text:list-item>
                      <text:p text:style-name="P185">Open file inside the decompressed .odt file</text:p>
                    </text:list-item>
                    <text:list-item>
                      <text:p text:style-name="P69"><text:span text:style-name="T53">find and replace text inside it</text:span><text:span text:style-name="T82"> </text:span><text:span text:style-name="T83">DONE 20180825!</text:span></text:p>
                    </text:list-item>
                    <text:list-item>
                      <text:p text:style-name="P162">Recompress it</text:p>
                    </text:list-item>
                    <text:list-item>
                      <text:p text:style-name="P162"><text:span text:style-name="T98">Automatically o</text:span>pen it in LibreOffice</text:p>
                    </text:list-item>
                    <text:list-item>
                      <text:p text:style-name="P186">Go back and script the “Special Fields” too.</text:p>
                    </text:list-item>
                    <text:list-item>
                      <text:p text:style-name="P70">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84022889651756" text:continue-list="list184021641553233" text:style-name="L1">
        <text:list-item>
          <text:p text:style-name="P111">20180822:</text:p>
          <text:list>
            <text:list-item>
              <text:p text:style-name="P139">Pick back up with 3.1 above on the train!</text:p>
            </text:list-item>
            <text:list-item>
              <text:p text:style-name="P112">TOMORROW:</text:p>
            </text:list-item>
          </text:list>
        </text:list-item>
      </text:list>
      <text:list xml:id="list2051568335" text:style-name="L7">
        <text:list-item>
          <text:list>
            <text:list-item>
              <text:list>
                <text:list-item>
                  <text:p text:style-name="P113"><text:span text:style-name="T53">Commit the public code to Github as a new repo called “LibreBulletin”, “A bulletin for Sunday meetings of the Church of Jesus Christ of Latter-day Saints”,</text:span> <text:span text:style-name="T53">with automated/scripted text replacement and hymn name lookup.”</text:span></text:p>
                  <text:list>
                    <text:list-item>
                      <text:p text:style-name="P140">...which allows automatic textual replacement of “fields” within the document via Python scripting and reading from text input files.</text:p>
                    </text:list-item>
                  </text:list>
                </text:list-item>
                <text:list-item>
                  <text:p text:style-name="P114"><text:span text:style-name="T53">Once you commit it, verify: does it look back and give me credit for all of the days I did commits in this repo?</text:span><text:span text:style-name="T67"> </text:span><text:span text:style-name="T69">YES! </text:span><text:span text:style-name="T53">Or does it just give me credit for the one day I submitted it to Github? </text:span><text:span text:style-name="T60">I’m curious how that works.</text:span></text:p>
                </text:list-item>
                <text:list-item>
                  <text:p text:style-name="P118">Pick back up on <text:span text:style-name="T73">the find and replace inside the extracted zip file above… (20180821, 2.3.3 and 2.3.4).</text:span></text:p>
                </text:list-item>
              </text:list>
            </text:list-item>
          </text:list>
        </text:list-item>
      </text:list>
      <text:list xml:id="list184021223145131" text:continue-list="list184022889651756" text:style-name="L1">
        <text:list-item>
          <text:p text:style-name="P123">20180823:</text:p>
        </text:list-item>
      </text:list>
      <text:list xml:id="list2824325521" text:style-name="L8">
        <text:list-item>
          <text:list>
            <text:list-item>
              <text:p text:style-name="P119">Extra features to consider/add:</text:p>
              <text:list>
                <text:list-item>
                  <text:p text:style-name="P119">log files</text:p>
                  <text:list>
                    <text:list-item>
                      <text:p text:style-name="P119">have field_name/field_value/# replacements made type info logged each time you run the script.</text:p>
                    </text:list-item>
                    <text:list-item>
                      <text:p text:style-name="P119">Store the log files into a “logs” folder <text:span text:style-name="T25">in the same dir as the bulletin input text file containing the fields</text:span>. </text:p>
                    </text:list-item>
                    <text:list-item>
                      <text:p text:style-name="P119">Name the log files year month day of the day they were created. Ex: “20180823.log”</text:p>
                    </text:list-item>
                    <text:list-item>
                      <text:p text:style-name="P119">Append all new logs to the current log file, but only if the log file is &lt; 10000 lines (make this a parameter in config.py). Once the log file is &gt;= 10000 lines, create a new log file.</text:p>
                    </text:list-item>
                    <text:list-item>
                      <text:p text:style-name="P119">Separate log entries with a long horizontal bar of “====”, followed by the exact date and time of running the script, and the names/paths of the input files, output files, etc.</text:p>
                    </text:list-item>
                  </text:list>
                </text:list-item>
              </text:list>
            </text:list-item>
          </text:list>
        </text:list-item>
      </text:list>
      <text:list xml:id="list1149323789" text:style-name="L9">
        <text:list-item>
          <text:list>
            <text:list-item>
              <text:list>
                <text:list-item>
                  <text:p text:style-name="P120">Add a “config.py” file to contain shared configuration data, which may include project <text:soft-page-break/>version #, input/output paths, <text:span text:style-name="T29">max log size (in # lines) = 10000</text:span>, etc.</text:p>
                </text:list-item>
                <text:list-item>
                  <text:p text:style-name="P163">Add configuration control fields as input <text:span text:style-name="T85">variables</text:span><text:span text:style-name="T94"> (config.whatever), rather than FIELDS, to the script. Ex:</text:span></text:p>
                  <text:list>
                    <text:list-item>
                      <text:p text:style-name="P187">`config.fastSunday = True` will modify the bulletin to use the fastSunday version of it instead.</text:p>
                    </text:list-item>
                  </text:list>
                </text:list-item>
                <text:list-item>
                  <text:p text:style-name="P110"><text:span text:style-name="T94">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5">Clone formatting”</text:span><text:span text:style-name="T94">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88">Document this “FUTURE WORK” note into the project readme!</text:p>
                </text:list-item>
              </text:list>
            </text:list-item>
            <text:list-item>
              <text:p text:style-name="P141">Update the license info in the project.</text:p>
              <text:list>
                <text:list-item>
                  <text:p text:style-name="P141">Code should be LGPL</text:p>
                </text:list-item>
                <text:list-item>
                  <text:p text:style-name="P141">.odt docs should be CC By SA or something</text:p>
                </text:list-item>
              </text:list>
            </text:list-item>
            <text:list-item>
              <text:p text:style-name="P142">NEXT (ON THE TRAIN, THEN AT HOME):</text:p>
              <text:list>
                <text:list-item>
                  <text:p text:style-name="P190"><text:span text:style-name="T74">Do </text:span><text:span text:style-name="T75">the actual find/replace in the .odt doc! See 20180821 #2.3.3-4 above!</text:span></text:p>
                </text:list-item>
                <text:list-item>
                  <text:p text:style-name="P191"><text:span text:style-name="T75">T</text:span><text:span text:style-name="T74">ODO:</text:span></text:p>
                  <text:list>
                    <text:list-item>
                      <text:p text:style-name="P164">Bug fix! I need to copy and reverse sort the field list in order to replace longer strings first. Ex: `self.fields.sort(reverse = True)`</text:p>
                      <text:list>
                        <text:list-item>
                          <text:p text:style-name="P60"><text:span text:style-name="T53">To copy: </text:span><text:a xlink:type="simple" xlink:href="https://stackoverflow.com/questions/2612802/how-to-clone-or-copy-a-list" text:style-name="Internet_20_link" text:visited-style-name="Visited_20_Internet_20_Link"><text:span text:style-name="T53">https://stackoverflow.com/questions/2612802/how-to-clone-or-copy-a-list</text:span></text:a><text:span text:style-name="T53"> </text:span></text:p>
                          <text:list>
                            <text:list-item>
                              <text:p text:style-name="P192">newlist = oldlist.copy()</text:p>
                            </text:list-item>
                            <text:list-item>
                              <text:p text:style-name="P192">newlist.sort(reverse = True)</text:p>
                            </text:list-item>
                          </text:list>
                        </text:list-item>
                        <text:list-item>
                          <text:p text:style-name="P164">Consider the following fields &amp; values:</text:p>
                          <text:list>
                            <text:list-item>
                              <text:p text:style-name="P164">AAA: hello</text:p>
                            </text:list-item>
                            <text:list-item>
                              <text:p text:style-name="P164">AA: goodbye</text:p>
                            </text:list-item>
                            <text:list-item>
                              <text:p text:style-name="P164">A: kiss</text:p>
                            </text:list-item>
                          </text:list>
                        </text:list-item>
                        <text:list-item>
                          <text:p text:style-name="P164">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91"><text:span text:style-name="T96">Work-around. Git commit my current changes, </text:span><text:span text:style-name="T33">minus</text:span><text:span text:style-name="T77"> the libreoffice template doc change. Then, </text:span><text:span text:style-name="T78">do a brief writeup and even video possibly on </text:span><text:span text:style-name="T34">how</text:span><text:span text:style-name="T78">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8">different formatting xml markup around them even though the formatting </text:span><text:span text:style-name="T84">looks</text:span><text:span text:style-name="T78"> identical in the .odt doc. Copy out the content.xml file </text:span><text:span text:style-name="T84">before</text:span><text:span text:style-name="T92"> fixing it. Run the script and save the output, then make the changes in the .odt document, then copy out the new content.xml file, and do a diff comparison of the two via meld in order to see the differences! </text:span><text:span text:style-name="T93">Note: view xml files in Chrome!</text:span></text:p>
                    </text:list-item>
                    <text:list-item>
                      <text:p text:style-name="P189">Then, get back on the path of development above.</text:p>
                    </text:list-item>
                  </text:list>
                </text:list-item>
              </text:list>
            </text:list-item>
          </text:list>
        </text:list-item>
      </text:list>
      <text:list xml:id="list184022011708225" text:continue-list="list184021223145131" text:style-name="L1">
        <text:list-item>
          <text:p text:style-name="P25">20180825:</text:p>
          <text:list>
            <text:list-item>
              <text:p text:style-name="P18">I've got the most very basic find and replace working now.</text:p>
            </text:list-item>
            <text:list-item>
              <text:p text:style-name="P71">What's left before I'm done “<text:span text:style-name="T99">good enough”:</text:span></text:p>
            </text:list-item>
          </text:list>
        </text:list-item>
      </text:list>
      <text:list xml:id="list3816156253" text:style-name="L10">
        <text:list-item>
          <text:list>
            <text:list-item>
              <text:list>
                <text:list-item>
                  <text:p text:style-name="P61">Add log files</text:p>
                </text:list-item>
                <text:list-item>
                  <text:p text:style-name="P61">Improve output locations and tmp file location</text:p>
                </text:list-item>
                <text:list-item>
                  <text:p text:style-name="P165">Do hymn number replacements</text:p>
                </text:list-item>
                <text:list-item>
                  <text:p text:style-name="P165">Auto add date to front cover</text:p>
                </text:list-item>
                <text:list-item>
                  <text:p text:style-name="P61">Auto add new image from separate .odt file <text:span text:style-name="T99">containing nothing but an image, OR just from an image anywhere on your hard drive.</text:span></text:p>
                </text:list-item>
                <text:list-item>
                  <text:p text:style-name="P165">Add "Created with LibreBulletin <text:span text:style-name="T99">[&amp; </text:span>Link<text:span text:style-name="T99">]</text:span>" to bottom</text:p>
                </text:list-item>
                <text:list-item>
                  <text:p text:style-name="P61">Auto replace the cleaning assignments table, perhaps as a tabulated text block</text:p>
                </text:list-item>
                <text:list-item>
                  <text:p text:style-name="P193">Add Fast Sunday auto feature? <text:span text:style-name="T99">(ie: automatically deletes the right parts for Fast Sunday formatting?)</text:span></text:p>
                  <text:list>
                    <text:list-item>
                      <text:p text:style-name="P194">problem though: that means I’d have to manually update announcements in a new doc, which isn’t practical, so I’m probably better off just manually doing the minor formatting to put it in “Fast Sunday” form instead???? </text:p>
                    </text:list-item>
                    <text:list-item>
                      <text:p text:style-name="P166"><text:span text:style-name="T99">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67">YES! Do this. I just did a practice one manually and here’s how to accomplish it:</text:p>
                          <text:list>
                            <text:list-item>
                              <text:p text:style-name="P195">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195">&lt;text:p text:style-name="P57"&gt;SUPER_SECRET_START&lt;/text:p&gt;</text:p>
                                </text:list-item>
                                <text:list-item>
                                  <text:p text:style-name="P195">&lt;text:p text:style-name="P58"&gt;SUPER_SECRET_END&lt;/text:p&gt;</text:p>
                                </text:list-item>
                              </text:list>
                            </text:list-item>
                            <text:list-item>
                              <text:p text:style-name="P195">So, look for these strings in the XML file, except where “P57” and “P58” can be <text:span text:style-name="T29">any</text:span><text:span text:style-name="T79"> number, for example, and then just delete everything from START to END, and replace it with the format you’d like! Done!</text:span></text:p>
                            </text:list-item>
                          </text:list>
                        </text:list-item>
                      </text:list>
                    </text:list-item>
                  </text:list>
                </text:list-item>
                <text:list-item>
                  <text:p text:style-name="P165">Add config.py file.</text:p>
                </text:list-item>
                <text:list-item>
                  <text:p text:style-name="P72"/>
                </text:list-item>
              </text:list>
            </text:list-item>
          </text:list>
        </text:list-item>
      </text:list>
      <text:list xml:id="list184021557799414" text:continue-list="list184022011708225" text:style-name="L1">
        <text:list-item>
          <text:list>
            <text:list-item>
              <text:p text:style-name="P73">Notes/<text:span text:style-name="T101">todo</text:span>:</text:p>
              <text:list>
                <text:list-item>
                  <text:p text:style-name="P74">auto-close doc before running script –if easy</text:p>
                </text:list-item>
                <text:list-item>
                  <text:p text:style-name="P196">add announcement about JustServe.org to bulletin template </text:p>
                </text:list-item>
                <text:list-item>
                  <text:p text:style-name="P197">output error if hymn_number is too large <text:span text:style-name="T100">when getting hymn_name</text:span></text:p>
                </text:list-item>
                <text:list-item>
                  <text:p text:style-name="P198">fast sunday<text:span text:style-name="T37"> </text:span><text:span text:style-name="T50">DONE 20180826!</text:span></text:p>
                </text:list-item>
                <text:list-item>
                  <text:p text:style-name="P26">cover photo (from .odt OR .jpg/.png)</text:p>
                  <text:list>
                    <text:list-item>
                      <text:p text:style-name="P75"><text:span text:style-name="T74">To install Pillow: </text:span><text:a xlink:type="simple" xlink:href="https://stackoverflow.com/a/20061019/4561887" text:style-name="Internet_20_link" text:visited-style-name="Visited_20_Internet_20_Link"><text:span text:style-name="T74">https://stackoverflow.com/a/20061019/4561887</text:span></text:a></text:p>
                      <text:list>
                        <text:list-item>
                          <text:p text:style-name="P27">`python3 -m pip install Pillow`</text:p>
                        </text:list-item>
                      </text:list>
                    </text:list-item>
                    <text:list-item>
                      <text:p text:style-name="P76"><text:span text:style-name="T76">Then, t</text:span><text:span text:style-name="T74">o convert from .jpg to .png: </text:span><text:a xlink:type="simple" xlink:href="https://stackoverflow.com/a/10759132/4561887" text:style-name="Internet_20_link" text:visited-style-name="Visited_20_Internet_20_Link"><text:span text:style-name="T74">https://stackoverflow.com/a/10759132/4561887</text:span></text:a><text:span text:style-name="T74"> </text:span></text:p>
                    </text:list-item>
                    <text:list-item>
                      <text:p text:style-name="P28">Determine the image name by looking for the image type in the “Pictures” dir of the <text:soft-page-break/><text:span text:style-name="T111">u</text:span>ncompressed .odt file. </text:p>
                    </text:list-item>
                    <text:list-item>
                      <text:p text:style-name="P143">When you insert the image, auto-scale it! It’s scale settings are in the content.xml file as <text:span text:style-name="T29">svg:width="4.5in" svg:height="2.8165in"</text:span>, for ex.</text:p>
                    </text:list-item>
                  </text:list>
                </text:list-item>
                <text:list-item>
                  <text:p text:style-name="P198">cleaning assignments table</text:p>
                  <text:list>
                    <text:list-item>
                      <text:p text:style-name="P144">Automate the deletion of rows which are for BEFORE any given Sunday too. Ie: auto-delete old entries</text:p>
                    </text:list-item>
                  </text:list>
                </text:list-item>
                <text:list-item>
                  <text:p text:style-name="P77">log</text:p>
                </text:list-item>
              </text:list>
            </text:list-item>
            <text:list-item>
              <text:p text:style-name="P199">Just did to main template <text:span text:style-name="T102">20180825-2043hrs:</text:span></text:p>
              <text:list>
                <text:list-item>
                  <text:p text:style-name="P200">anchor image to page instead of paragraph</text:p>
                </text:list-item>
                <text:list-item>
                  <text:p text:style-name="P78"><text:span text:style-name="T61">UN</text:span><text:span text:style-name="T53">check box for “Keep ratio” inside image properties (right click --&gt; Properties --&gt; “Type” tab --&gt; </text:span><text:span text:style-name="T61">UNc</text:span><text:span text:style-name="T53">heck box for “Keep ratio” under the “Size” section)</text:span></text:p>
                </text:list-item>
              </text:list>
            </text:list-item>
          </text:list>
        </text:list-item>
        <text:list-item>
          <text:p text:style-name="P79">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3">other readmes I’ve made</text:span>.</text:p>
                </text:list-item>
              </text:list>
            </text:list-item>
          </text:list>
        </text:list-item>
        <text:list-item>
          <text:p text:style-name="P145">20180827:</text:p>
          <text:list>
            <text:list-item>
              <text:p text:style-name="P145">NEED TO DO:</text:p>
            </text:list-item>
          </text:list>
        </text:list-item>
      </text:list>
      <text:list xml:id="list1913347693" text:style-name="L11">
        <text:list-item>
          <text:list>
            <text:list-item>
              <text:list>
                <text:list-item>
                  <text:p text:style-name="P146">Automatic image converting, importing, &amp; scaling, for the front-cover image! </text:p>
                  <text:list>
                    <text:list-item>
                      <text:p text:style-name="P147">See some of the green highlighting just above, as well as other, previous notes above.</text:p>
                    </text:list-item>
                  </text:list>
                </text:list-item>
                <text:list-item>
                  <text:p text:style-name="P148">Automatic table importing of .csv data for cleaning assignments.</text:p>
                  <text:list>
                    <text:list-item>
                      <text:p text:style-name="P148">Handle all of the dates and stuff automatically too!</text:p>
                    </text:list-item>
                    <text:list-item>
                      <text:p text:style-name="P148">Auto-count the #rows in the table too, to determine how many replacements and things to do….</text:p>
                      <text:list>
                        <text:list-item>
                          <text:p text:style-name="P149">Actually, just keep replacing while destination fields exist and source fields exist.</text:p>
                        </text:list-item>
                      </text:list>
                    </text:list-item>
                  </text:list>
                </text:list-item>
                <text:list-item>
                  <text:p text:style-name="P168">NEXT (on train, then at home):</text:p>
                  <text:list>
                    <text:list-item>
                      <text:p text:style-name="P168">determine the image file type from the extension, convert the new image to this file type, &amp; do the file replacement</text:p>
                    </text:list-item>
                    <text:list-item>
                      <text:p text:style-name="P168">scale the image via the content.xml file</text:p>
                      <text:list>
                        <text:list-item>
                          <text:p text:style-name="P201"><text:span text:style-name="T96">wrap the x, y, width, height parsing code into a </text:span><text:span text:style-name="T97">(private)</text:span><text:span text:style-name="T96"> class function</text:span></text:p>
                          <text:list>
                            <text:list-item>
                              <text:p text:style-name="P80"><text:span text:style-name="T62">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2">https://www.smallsurething.com/private-methods-and-attributes-in-python/</text:span></text:a></text:p>
                            </text:list-item>
                          </text:list>
                        </text:list-item>
                        <text:list-item>
                          <text:p text:style-name="P169">utilize this function instead of having repetitive code, and delete the now-obsolete re.search() code that I had started in my first attempt to do this.</text:p>
                        </text:list-item>
                        <text:list-item>
                          <text:p text:style-name="P170">Scale the image, and replace the values in the xml file with the scaled values</text:p>
                        </text:list-item>
                      </text:list>
                    </text:list-item>
                  </text:list>
                </text:list-item>
              </text:list>
            </text:list-item>
          </text:list>
        </text:list-item>
      </text:list>
      <text:list xml:id="list184020816324305" text:continue-list="list184021557799414" text:style-name="L1">
        <text:list-item>
          <text:p text:style-name="P150">20180828:</text:p>
          <text:list>
            <text:list-item>
              <text:p text:style-name="P150">Make the new private function: __parseSubStr() and __replaceSubStr()</text:p>
              <text:list>
                <text:list-item>
                  <text:p text:style-name="P151">Update: __replaceSubStr() is unnecessary. Just use str.replace() instead! <text:span text:style-name="T105">Update again: no, actually it IS necessary, so do it.</text:span></text:p>
                </text:list-item>
              </text:list>
            </text:list-item>
            <text:list-item>
              <text:p text:style-name="P171"><text:soft-page-break/>NEXT (on the train, then at home):</text:p>
              <text:list>
                <text:list-item>
                  <text:p text:style-name="P172">Write a function `<text:span text:style-name="T31">num2XMLStr()</text:span><text:span text:style-name="T104">` to convert any number to a string to be used in the content.xml file! Have it simply return: `</text:span><text:span text:style-name="T31">"{:.4f}".format(num).rstrip('.0')</text:span><text:span text:style-name="T104">`</text:span></text:p>
                </text:list-item>
                <text:list-item>
                  <text:p text:style-name="P173">Then, on line ~468 in bulletin_find_and_replace.py, add the code to calculate new x and y positions for the image, based on its new scaled size!</text:p>
                </text:list-item>
                <text:list-item>
                  <text:p text:style-name="P173">And finally do the filedata.replace() calls as necessary to replace all of these values in the XML file!<text:span text:style-name="T45"> </text:span><text:span text:style-name="T47">DONE 20180828!</text:span></text:p>
                </text:list-item>
                <text:list-item>
                  <text:p text:style-name="P152">TODO: image conversion optimization:</text:p>
                  <text:list>
                    <text:list-item>
                      <text:p text:style-name="P202">It appears that the most time-consuming part of the entire LibreBulletin script is the conversion process from one image form to another. Ex: converting a new front-cover image from .jpg to .png <text:span text:style-name="T29">appears</text:span><text:span text:style-name="T79"> (without doing any actual timing measurements) to take ~1.5 seconds of the entire 2 second process. </text:span></text:p>
                    </text:list-item>
                    <text:list-item>
                      <text:p text:style-name="P203">So, each time you go to update an image: </text:p>
                      <text:list>
                        <text:list-item>
                          <text:p text:style-name="P202"><text:span text:style-name="T79">Once you figure out the destination format (I suspect it’s always going to be .png), do the conversion to the destination format and </text:span><text:span text:style-name="T29">save a copy of it in the new format but with the old name </text:span><text:span text:style-name="T79">in the same location as the original file.</text:span></text:p>
                        </text:list-item>
                        <text:list-item>
                          <text:p text:style-name="P203">Next time you go to do the conversion, first just check to see if it’s already been done. If so, no need to repeat the conversion process every time!</text:p>
                        </text:list-item>
                        <text:list-item>
                          <text:p text:style-name="P204">In summary: </text:p>
                          <text:list>
                            <text:list-item>
                              <text:p text:style-name="P204">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53">TODO: UPDATE THIS TO PRINT ALL 4 PARAMETERS FOR THE IMAGE BOTH *BEFORE* *AND* *AFTER* PREPPING THE NEW IMAGE!</text:p>
                </text:list-item>
                <text:list-item>
                  <text:p text:style-name="P153">Review and Git commit my current git changes thus far!</text:p>
                </text:list-item>
                <text:list-item>
                  <text:p text:style-name="P154">Add correct link in the .txt input doc for the new bulletin image!</text:p>
                </text:list-item>
                <text:list-item>
                  <text:p text:style-name="P155">Do image conversion thing above!</text:p>
                </text:list-item>
              </text:list>
            </text:list-item>
          </text:list>
        </text:list-item>
        <text:list-item>
          <text:p text:style-name="P30">20180829:</text:p>
        </text:list-item>
      </text:list>
      <text:list xml:id="list2317042739" text:style-name="L12">
        <text:list-item>
          <text:list>
            <text:list-item>
              <text:p text:style-name="P31"><text:span text:style-name="T53">Do cleaning list table automatic importing &amp; insertion into the document!</text:span><text:span text:style-name="T67"> </text:span><text:span text:style-name="T70">DONE 20180830!</text:span></text:p>
            </text:list-item>
            <text:list-item>
              <text:p text:style-name="P81">TODO: </text:p>
              <text:list>
                <text:list-item>
                  <text:p text:style-name="P81">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74">CONTINUE WORKING ON date.py <text:span text:style-name="T107">to finish it</text:span>!</text:p>
                </text:list-item>
              </text:list>
            </text:list-item>
          </text:list>
        </text:list-item>
      </text:list>
      <text:list xml:id="list184021060561385" text:continue-list="list184020816324305" text:style-name="L1">
        <text:list-item>
          <text:p text:style-name="P84">20180830:</text:p>
        </text:list-item>
      </text:list>
      <text:list xml:id="list114159979" text:style-name="L13">
        <text:list-item>
          <text:list>
            <text:list-item>
              <text:p text:style-name="P156">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62">Replace URLs properly in the xml file, as the actual URL you go to when clicking on the link uses lowercase “https” even when your field uses uppercase “HTTPS”. This makes the field not match quite right to also replace the URL. Fix this bug <text:span text:style-name="T108">to make it replace both!</text:span>.</text:p>
              <text:list>
                <text:list-item>
                  <text:p text:style-name="P85">From the “bulletin_INPUTS.txt” file <text:span text:style-name="T106">(notice the all-caps “HTTPS” part of the field)</text:span>:<draw:frame draw:style-name="fr1" draw:name="Image1" text:anchor-type="as-char" svg:width="5.9252in" svg:height="0.5165in" draw:z-index="0"><draw:image xlink:href="Pictures/10000201000003890000004F9908A3F39734D144.png" xlink:type="simple" xlink:show="embed" xlink:actuate="onLoad" loext:mime-type="image/png"/></draw:frame></text:p>
                </text:list-item>
                <text:list-item>
                  <text:p text:style-name="P85">From the xml file <text:span text:style-name="T106">(notice the lower-case “https” part of the URL, and the “HTTPS” part of the field)</text:span>: <draw:frame draw:style-name="fr1" draw:name="Image3" text:anchor-type="as-char" svg:width="6.1752in" svg:height="0.4772in" draw:z-index="1"><draw:image xlink:href="Pictures/10000201000003960000004746DB172B5343D005.png" xlink:type="simple" xlink:show="embed" xlink:actuate="onLoad" loext:mime-type="image/png"/></draw:frame></text:p>
                </text:list-item>
              </text:list>
            </text:list-item>
            <text:list-item>
              <text:p text:style-name="P175">Use ALL-CAPS for the month name in the cleaning assignments table, “AUGUST”, “SEPTEMBER”, etc.</text:p>
            </text:list-item>
            <text:list-item>
              <text:p text:style-name="P176">Document the special fields for <text:span text:style-name="T109">updating the </text:span>cleaning list table in the bulletin_INPUTS.txt file.</text:p>
            </text:list-item>
            <text:list-item>
              <text:p text:style-name="P177">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9"> the data is from! </text:span></text:p>
              <text:list>
                <text:list-item>
                  <text:p text:style-name="P205">To solve this I should probably specify both this year’s and next year’s .csv files, as two separate files, and when the month wraps around from Dec to Jan, check some things:</text:p>
                  <text:list>
                    <text:list-item>
                      <text:p text:style-name="P178"><text:span text:style-name="T79">If we are in </text:span><text:span text:style-name="T29">this_years_cleaning_list.csv</text:span><text:span text:style-name="T79">, move to </text:span><text:span text:style-name="T29">next_years_cleaning_list.csv</text:span><text:span text:style-name="T79">, but if we are in next_years, report an error and break out of the table replacement code!</text:span><text:span text:style-name="T51"> </text:span><text:span text:style-name="T52">DONE 20180830!</text:span></text:p>
                    </text:list-item>
                  </text:list>
                </text:list-item>
              </text:list>
            </text:list-item>
            <text:list-item>
              <text:p text:style-name="P115">NEXT STEPS! (ON TRAIN THEN AT HOME):</text:p>
              <text:list>
                <text:list-item>
                  <text:p text:style-name="P157">Document the special fields (see just above)</text:p>
                </text:list-item>
                <text:list-item>
                  <text:p text:style-name="P157">Review (`git difftool`) all unsubmitted code up to this point</text:p>
                </text:list-item>
                <text:list-item>
                  <text:p text:style-name="P157">`git commit` it.</text:p>
                </text:list-item>
                <text:list-item>
                  <text:p text:style-name="P157">Do the bug fix described just above.</text:p>
                </text:list-item>
                <text:list-item>
                  <text:p text:style-name="P107">Done! At this point the bulk of the code will now done!</text:p>
                </text:list-item>
                <text:list-item>
                  <text:p text:style-name="P124">Allow updating the image from a .odt doc! </text:p>
                  <text:list>
                    <text:list-item>
                      <text:p text:style-name="P121">Practice by dragging a temple image and link into a new doc, and using the charcoalize tool thing (write this in the document too!)</text:p>
                    </text:list-item>
                    <text:list-item>
                      <text:p text:style-name="P121">Simply uncompress the .odt into an unzipped folder, copy out and rename the image, then convert it like normal!</text:p>
                    </text:list-item>
                  </text:list>
                </text:list-item>
                <text:list-item>
                  <text:p text:style-name="P125">Implement log files! ~10000 lines max or so per file.</text:p>
                </text:list-item>
                <text:list-item>
                  <text:p text:style-name="P116">Then, start cleaning up the code, prepping it for an initial release, and doing all other little odds and ends <text:span text:style-name="T110">as previously described above!</text:span></text:p>
                </text:list-item>
                <text:list-item>
                  <text:p text:style-name="P117">Ensure all “Todo”s throughout the entire code are solved or at least looked at and intentionally left long-term!</text:p>
                </text:list-item>
              </text:list>
            </text:list-item>
          </text:list>
        </text:list-item>
      </text:list>
      <text:list xml:id="list184021362018036" text:continue-list="list184021060561385" text:style-name="L1">
        <text:list-item>
          <text:p text:style-name="P126">20180831:</text:p>
        </text:list-item>
      </text:list>
      <text:list xml:id="list1115384992" text:style-name="L14">
        <text:list-item>
          <text:list>
            <text:list-item>
              <text:p text:style-name="P179">Edit the local git project “.git/config” file to add aliases for automatically extracting <text:soft-page-break/>my .odts I’d like to “diff” each time I run `git status` or `git difftool`</text:p>
              <text:list>
                <text:list-item>
                  <text:p text:style-name="P179">See if this is even possible, and try to implement it.</text:p>
                </text:list-item>
                <text:list-item>
                  <text:p text:style-name="P127"><text:span text:style-name="T62">See here: </text:span><text:a xlink:type="simple" xlink:href="https://stackoverflow.com/a/14994923/4561887" text:style-name="Internet_20_link" text:visited-style-name="Visited_20_Internet_20_Link"><text:span text:style-name="T62">https://stackoverflow.com/a/14994923/4561887</text:span></text:a></text:p>
                </text:list-item>
                <text:list-item>
                  <text:p text:style-name="P127"><text:span text:style-name="T62">*****And here: <text:s/></text:span><text:a xlink:type="simple" xlink:href="https://www.atlassian.com/blog/git/advanced-git-aliases" text:style-name="Internet_20_link" text:visited-style-name="Visited_20_Internet_20_Link"><text:span text:style-name="T62">https://www.atlassian.com/blog/git/advanced-git-aliases</text:span></text:a></text:p>
                </text:list-item>
                <text:list-item>
                  <text:p text:style-name="P127"><text:span text:style-name="T62">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2">Google search for “git alias replace git commands”</text:span></text:a></text:p>
                </text:list-item>
                <text:list-item>
                  <text:p text:style-name="P108">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22">Add a “Version History” section to my readme. </text:p>
              <text:list>
                <text:list-item>
                  <text:p text:style-name="P128"><text:span text:style-name="T96">Follow the format of this person’s project here: </text:span><text:a xlink:type="simple" xlink:href="https://github.com/NicoHood/HID/blob/master/Readme.md" text:style-name="Internet_20_link" text:visited-style-name="Visited_20_Internet_20_Link"><text:span text:style-name="T96">https://github.com/NicoHood/HID/blob/master/Readme.md</text:span></text:a><text:span text:style-name="T96"> </text:span></text:p>
                </text:list-item>
              </text:list>
            </text:list-item>
            <text:list-item>
              <text:p text:style-name="P122">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58">Add git alias to automatically extract .odt files for diff and version control purposes. </text:p>
              <text:list>
                <text:list-item>
                  <text:p text:style-name="P158">See my notes in “./extracted_odts/readme.md”.</text:p>
                </text:list-item>
                <text:list-item>
                  <text:p text:style-name="P129"><text:span text:style-name="T59">See here: </text:span><text:a xlink:type="simple" xlink:href="https://stackoverflow.com/questions/5916565/define-git-alias-with-the-same-name-to-shadow-original-command/16410521#16410521" text:style-name="Internet_20_link" text:visited-style-name="Visited_20_Internet_20_Link"><text:span text:style-name="T59">https://stackoverflow.com/questions/5916565/define-git-alias-with-the-same-name-to-shadow-original-command/16410521#16410521</text:span></text:a><text:span text:style-name="T59"> </text:span></text:p>
                </text:list-item>
                <text:list-item>
                  <text:p text:style-name="P158">Just make an alias called "extract", or "extract_odts", or something, to forcefully do this instead, and get in the habit of using it before calling `git add`!</text:p>
                </text:list-item>
              </text:list>
            </text:list-item>
          </text:list>
        </text:list-item>
      </text:list>
      <text:list xml:id="list184021583222085" text:continue-list="list184021362018036" text:style-name="L1">
        <text:list-item>
          <text:list>
            <text:list-item>
              <text:p text:style-name="P180">NEXT:</text:p>
            </text:list-item>
          </text:list>
        </text:list-item>
      </text:list>
      <text:list xml:id="list1702256693" text:style-name="L15">
        <text:list-item>
          <text:list>
            <text:list-item>
              <text:list>
                <text:list-item>
                  <text:p text:style-name="P181">Finish up my automated prettifying of my xml files from the extracted .odt files!</text:p>
                  <text:list>
                    <text:list-item>
                      <text:p text:style-name="P86"><text:span text:style-name="T63">[See my own ans here!]</text:span><text:span text:style-name="T62"> </text:span><text:a xlink:type="simple" xlink:href="https://stackoverflow.com/a/52125645/4561887" text:style-name="Internet_20_link" text:visited-style-name="Visited_20_Internet_20_Link"><text:span text:style-name="T62">https://stackoverflow.com/a/52125645/4561887</text:span></text:a><text:span text:style-name="T62"> </text:span></text:p>
                    </text:list-item>
                    <text:list-item>
                      <text:p text:style-name="P182">Do this inside “/home/gabriels/GS/Personal/work_on_train/Ward_Bulletin/automated/LibreBulletin/extracted_odts/extract_odts.py.”<text:span text:style-name="T45"> </text:span><text:span text:style-name="T49">DONE 20180917!</text:span></text:p>
                    </text:list-item>
                  </text:list>
                </text:list-item>
              </text:list>
            </text:list-item>
          </text:list>
        </text:list-item>
      </text:list>
      <text:list xml:id="list184020818430813" text:continue-list="list184021583222085" text:style-name="L1">
        <text:list-item>
          <text:p text:style-name="P63">20180901:</text:p>
        </text:list-item>
      </text:list>
      <text:list xml:id="list2669311008" text:style-name="L16">
        <text:list-item>
          <text:list>
            <text:list-item>
              <text:p text:style-name="P64">BUGS:</text:p>
            </text:list-item>
          </text:list>
        </text:list-item>
      </text:list>
      <text:list xml:id="list2960454755" text:style-name="L17">
        <text:list-item>
          <text:list>
            <text:list-item>
              <text:p text:style-name="P214"><text:span text:style-name="T23">Wrong image is </text:span><text:span text:style-name="T24">sometimes </text:span><text:span text:style-name="T23">replaced in my bulletin, since I have multiple images in the document. Fix this!</text:span></text:p>
            </text:list-item>
            <text:list-item>
              <text:p text:style-name="P215"><text:span text:style-name="T23">T</text:span><text:span text:style-name="T2">he tmp file is up one folder, but should be in the same dir as the output file instead.</text:span></text:p>
              <text:list>
                <text:list-item>
                  <text:p text:style-name="P216"><text:span text:style-name="T23">S</text:span><text:span text:style-name="T2">ee line 223 in “bulletin_find_and_replace.py”: `dir_to_extract_to = "../tmp/" + self.output_odt_filename`</text:span></text:p>
                </text:list-item>
              </text:list>
            </text:list-item>
          </text:list>
        </text:list-item>
        <text:list-item>
          <text:p text:style-name="P217"><text:span text:style-name="T23">T</text:span><text:span text:style-name="T2">ODO:</text:span></text:p>
          <text:list>
            <text:list-item>
              <text:p text:style-name="P183">To make file organization a little easier in the PERSONAL_INFO_NOT_FOR_REPO folder, rename everything to be “date-filename” instead of “filename” or “filename-date”. “date” format will be “20180901”.</text:p>
              <text:list>
                <text:list-item>
                  <text:p text:style-name="P217"><text:span text:style-name="T2">This will be best done with the least redundancy by coding it into “config.py” with a date you change in a </text:span><text:span text:style-name="T10">single</text:span><text:span text:style-name="T11"> location! </text:span></text:p>
                </text:list-item>
                <text:list-item>
                  <text:p text:style-name="P217"><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18"><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12"><text:span text:style-name="T23">L</text:span><text:span text:style-name="T2">ook into auto-converting .odt files to .pdf, from the command-line, using LibreOffice </text:span><text:soft-page-break/><text:span text:style-name="T2">CLI tools. See:</text:span></text:p>
              <text:list>
                <text:list-item>
                  <text:p text:style-name="P219"><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19"><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19"><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84021560141177" text:continue-list="list184020818430813" text:style-name="L1">
        <text:list-item>
          <text:p text:style-name="P34">20180902:</text:p>
        </text:list-item>
      </text:list>
      <text:list xml:id="list3615072037" text:style-name="L18">
        <text:list-item>
          <text:list>
            <text:list-item>
              <text:p text:style-name="P159">Add to bottom of bulletin under my email, in size 5 font:</text:p>
              <text:list>
                <text:list-item>
                  <text:p text:style-name="P159">"If you'd like to pick the front cover image, please email one to me and tell me in 1 sentence why you chose this image."</text:p>
                </text:list-item>
                <text:list-item>
                  <text:p text:style-name="P159">-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65">FINISH THIS WHOLE config_selector.py module thing!</text:p>
              <text:list>
                <text:list-item>
                  <text:p text:style-name="P65">See “config_selector.py” <text:span text:style-name="T112">(UPDATE: call it “config_master.py” instead!--&amp; store programmer variables, such as the version #, here too)</text:span>, “config.py”, “PERSONAL_INFO_NOT_FOR_REPO/config.py”, &amp; import statements in “bulletin_find_and_replace.py” near top of file.</text:p>
                </text:list-item>
                <text:list-item>
                  <text:p text:style-name="P66">Have the “config.py” file also declare what the output <text:span text:style-name="T29">copy</text:span><text:span text:style-name="T79">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184021010285578" text:continue-list="list184021560141177" text:style-name="L1">
        <text:list-item>
          <text:p text:style-name="P67">20180904:</text:p>
          <text:list>
            <text:list-item>
              <text:p text:style-name="P67"><text:span text:style-name="T53">PULL THE NOTES TO SELF out of my email from the other day (1 or 2 days ago?), for what to do next!</text:span> <text:span text:style-name="T114">Here it is from 20180903:</text:span></text:p>
              <text:list>
                <text:list-item>
                  <text:p text:style-name="P68">Have the script auto back up the config.py file each time it runs, to a file called prefix + config.py.bak. ex: 20180909#1--config.py.bak, in the same folder as the output bulletin!</text:p>
                </text:list-item>
                <text:list-item>
                  <text:p text:style-name="P68">This wa<text:span text:style-name="T115">y</text:span> you can back up your config file for any given bulletin build as well, in case you ever need to go back or update it.</text:p>
                </text:list-item>
                <text:list-item>
                  <text:p text:style-name="P68">Change my private subfolder to MY_PRIVATE_WARD_BULLETIN_FILES.</text:p>
                </text:list-item>
                <text:list-item>
                  <text:p text:style-name="P68">See if you can force your gitignore to keep the __init__.py file or whatever it's called, inside that folder, but nothing else. <text:span text:style-name="T116">Yes you can! `git add -f filename`, see here: </text:span></text:p>
                  <text:list>
                    <text:list-item>
                      <text:p text:style-name="P68"><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82">FUTURE WORK: Consider doing the following:</text:p>
            </text:list-item>
          </text:list>
        </text:list-item>
      </text:list>
      <text:list xml:id="list499329262" text:style-name="L19">
        <text:list-item>
          <text:list>
            <text:list-item>
              <text:list>
                <text:list-item>
                  <text:p text:style-name="P83">Make a stand-alone Windows executable out of the Python code, so that extremely inexperienced computer users can also easily use my code without having to worry about installing Python. </text:p>
                  <text:list>
                    <text:list-item>
                      <text:p text:style-name="P87"><text:span text:style-name="T113">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3">Google search for “make a python standalone windows executable”</text:span></text:a><text:span text:style-name="T113"> - </text:span></text:p>
                    </text:list-item>
                  </text:list>
                </text:list-item>
                <text:list-item>
                  <text:p text:style-name="P87"><text:span text:style-name="T113">Make a cross-platform GUI interface using something like Qt or perhaps some Python gui tool such as tkinter. Integrate this with the installer above too.</text:span> </text:p>
                </text:list-item>
              </text:list>
            </text:list-item>
          </text:list>
        </text:list-item>
      </text:list>
      <text:list xml:id="list184021576907410" text:continue-list="list184021010285578" text:style-name="L1">
        <text:list-item>
          <text:p text:style-name="P39">20180905:</text:p>
        </text:list-item>
      </text:list>
      <text:list xml:id="list1890164945" text:style-name="L20">
        <text:list-item>
          <text:list>
            <text:list-item>
              <text:p text:style-name="P160">Since I just went back to master and released v0.2.0 now, rebase this onto master so I can continue with master’s changes incorporated properly now!</text:p>
              <text:list>
                <text:list-item>
                  <text:p text:style-name="P40"><text:span text:style-name="T53">Note: pay special attention to what happens to the git log history and dates before and after I do this, as I’m curious now how it modifies git log dates and history.</text:span><text:span text:style-name="T67"> </text:span><text:span text:style-name="T86">DONE! THE ANSWER IS THAT LOG HISTORY DATES AND TIMES ARE *NOT* MODIFIED! INSTEAD, ONLY THE COMMIT HASHES ARE MODIFIED, SINCE REBASING DOES IN FACT REWRITE LOG HISTORY!</text:span></text:p>
                </text:list-item>
              </text:list>
            </text:list-item>
            <text:list-item>
              <text:p text:style-name="P184">Then, AFTER rebasing, go back to getting the xml to be pretty!<text:span text:style-name="T45"> </text:span><text:span text:style-name="T48">DONE 20180917!</text:span></text:p>
            </text:list-item>
            <text:list-item>
              <text:p text:style-name="P161">AND: force-add the “LibreBulletin/PERSONAL_INFO_NOT_FOR_REPO/__init__.py” file to the repo with `git add -f filename`</text:p>
              <text:list>
                <text:list-item>
                  <text:p text:style-name="P41"><text:span text:style-name="T64">Better yet, </text:span><text:span text:style-name="T65">create an unignore rule</text:span><text:span text:style-name="T64"> see: </text:span><text:a xlink:type="simple" xlink:href="https://stackoverflow.com/a/5534865/4561887" text:style-name="Internet_20_link" text:visited-style-name="Visited_20_Internet_20_Link"><text:span text:style-name="T64">https://stackoverflow.com/a/5534865/4561887</text:span></text:a><text:span text:style-name="T64"> </text:span></text:p>
                </text:list-item>
              </text:list>
            </text:list-item>
            <text:list-item>
              <text:p text:style-name="P88"><text:span text:style-name="T87">FROM NOW ON: don’t work directly from the master branch, instead, work from a separate “dev” branch, and </text:span><text:span text:style-name="T88">only increment the version number when you merge your dev branch back into master!</text:span><text:span text:style-name="T90"> </text:span><text:span text:style-name="T91">Also be sure to </text:span><text:span text:style-name="T89">update the version history/log</text:span><text:span text:style-name="T91"> in the readme.md file to describe the new changes in each new version, then use `git tag &lt;version_num&gt;` and `git push --tags` to create a new, tagged GitHub release for this new version number!</text:span></text:p>
            </text:list-item>
          </text:list>
        </text:list-item>
      </text:list>
      <text:list xml:id="list184022503846896" text:continue-list="list184021576907410" text:style-name="L1">
        <text:list-item>
          <text:p text:style-name="P42">20180916:</text:p>
        </text:list-item>
      </text:list>
      <text:list xml:id="list1765211552" text:style-name="L21">
        <text:list-item>
          <text:list>
            <text:list-item>
              <text:p text:style-name="P43">Make config_main.py (manual—contains version #) and config_user.py (automated from bulletin_INPUTs).</text:p>
              <text:list>
                <text:list-item>
                  <text:p text:style-name="P44">See 20180917 4 below for details.</text:p>
                </text:list-item>
                <text:list-item>
                  <text:p text:style-name="P45">In essence, <text:span text:style-name="T120">make input and output files be </text:span><text:span text:style-name="T32">automated!</text:span><text:span text:style-name="T80"> Simply base it on dates and alphabetical stuff. </text:span></text:p>
                  <text:list>
                    <text:list-item>
                      <text:p text:style-name="P46"><text:span text:style-name="T80">A</text:span><text:span text:style-name="T79">llow explicit filepaths for each thing: ex: `input_odt_filepath = folder + prefix + "--1Ward Bulletin Template.odt"`, </text:span><text:span text:style-name="T81">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43">Create logs.</text:p>
            </text:list-item>
          </text:list>
        </text:list-item>
      </text:list>
      <text:list xml:id="list184021663276802" text:continue-list="list184022503846896" text:style-name="L1">
        <text:list-item>
          <text:p text:style-name="P47">2018091<text:span text:style-name="T117">7</text:span>:</text:p>
        </text:list-item>
      </text:list>
      <text:list xml:id="list639578259" text:style-name="L22">
        <text:list-item>
          <text:list>
            <text:list-item>
              <text:p text:style-name="P48">See 20180901 1.2—move the tmp folder output for odt doc content from being up one level to being in the same dir as the OUTPUT .odt file!</text:p>
            </text:list-item>
            <text:list-item>
              <text:p text:style-name="P49">Do the stuff just above from 20180916.</text:p>
            </text:list-item>
            <text:list-item>
              <text:p text:style-name="P50">Combine <text:span text:style-name="T119">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50">Write a “make_new_files.py” script to automatically generate new files for the upcoming <text:soft-page-break/>Sunday!</text:p>
              <text:list>
                <text:list-item>
                  <text:p text:style-name="P50">Ex: </text:p>
                  <text:list>
                    <text:list-item>
                      <text:p text:style-name="P50">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50">Also handle the “20180916#2--2bulletin_INPUTS.txt” file in similar fashion.</text:p>
                    </text:list-item>
                    <text:list-item>
                      <text:p text:style-name="P50">Ultimately, just alphabetically scan the files and look fro the pattern “YYYYMMDD#N” at the end of the file list, and do the replacement there.</text:p>
                    </text:list-item>
                    <text:list-item>
                      <text:p text:style-name="P50">Then, each time you want to make a new set of <text:span text:style-name="T118">files simply run `python3 make_new_files.py` to auto-generate and name a new set of 2 files for you!</text:span></text:p>
                    </text:list-item>
                  </text:list>
                </text:list-item>
              </text:list>
            </text:list-item>
            <text:list-item>
              <text:p text:style-name="P89">Rename “bulletin_find_and_replace.py” to “librebulletin.py”???? Maybe???</text:p>
            </text:list-item>
          </text:list>
        </text:list-item>
      </text:list>
      <text:list xml:id="list184021463828803" text:continue-list="list184021663276802" text:style-name="L1">
        <text:list-item>
          <text:p text:style-name="P51">20180918:</text:p>
        </text:list-item>
      </text:list>
      <text:list xml:id="list1711402922" text:style-name="L23">
        <text:list-item>
          <text:list>
            <text:list-item>
              <text:p text:style-name="P90">Separate out user_config.py from master_config.py?</text:p>
              <text:list>
                <text:list-item>
                  <text:p text:style-name="P90">Or maybe config_user.py vs config_master.py or config_LibreBulletin.py???</text:p>
                </text:list-item>
              </text:list>
            </text:list-item>
            <text:list-item>
              <text:p text:style-name="P92">Continue experimental work in “<text:a xlink:type="simple" xlink:href="../../../../../../dev/Python/Practice/packages_and_modules/dynamic_imports/driver.py" text:style-name="Internet_20_link" text:visited-style-name="Visited_20_Internet_20_Link">/home/gabriels/GS/dev/Python/Practice/packages_and_modules/dynamic_imports/driver.py</text:a>” to see how I can do dynamic imports (ie: import a config.py type file based on parameters inside a given config_master.py file)</text:p>
              <text:list>
                <text:list-item>
                  <text:p text:style-name="P92">Also consider creating a folder inside the main LibreBulletin folder called “autogenerated”, and then moving a copy of config.py INTO THERE <text:span text:style-name="T29">from </text:span><text:span text:style-name="T79">the bulletin_INPUTS.txt file!</text:span></text:p>
                </text:list-item>
                <text:list-item>
                  <text:p text:style-name="P93">Then, we will import ./config_master.py in order to know where the equivalent of “bulletin_INPUTS.txt” is located, and then we will copy the config.py portion out of bulletin_INPUTS.txt and in<text:span text:style-name="T110">to ./autogenerated/co</text:span>nfig.py, then we will import config.py from ./autogenerated/config.py in order to know where/what the following are:</text:p>
                  <text:list>
                    <text:list-item>
                      <text:p text:style-name="P93">hymns</text:p>
                    </text:list-item>
                    <text:list-item>
                      <text:p text:style-name="P93">front cover image</text:p>
                      <text:list>
                        <text:list-item>
                          <text:p text:style-name="P93">front cover image dimensions &amp; scaling</text:p>
                        </text:list-item>
                      </text:list>
                    </text:list-item>
                    <text:list-item>
                      <text:p text:style-name="P93">input .odt template</text:p>
                    </text:list-item>
                    <text:list-item>
                      <text:p text:style-name="P93">output .odt bulletin</text:p>
                    </text:list-item>
                    <text:list-item>
                      <text:p text:style-name="P93">cleaning assignments .csv files</text:p>
                    </text:list-item>
                    <text:list-item>
                      <text:p text:style-name="P93">etc.</text:p>
                    </text:list-item>
                  </text:list>
                </text:list-item>
                <text:list-item>
                  <text:p text:style-name="P52">YES. I THINK 2 ABOVE SOUNDS GREAT; GO WITH THAT!</text:p>
                </text:list-item>
              </text:list>
            </text:list-item>
          </text:list>
        </text:list-item>
      </text:list>
      <text:list xml:id="list184021859117199" text:continue-list="list184021463828803" text:style-name="L1">
        <text:list-item>
          <text:p text:style-name="P53">20180919:</text:p>
        </text:list-item>
      </text:list>
      <text:list xml:id="list1265939894" text:style-name="L24">
        <text:list-item>
          <text:list>
            <text:list-item>
              <text:p text:style-name="P54">Print version # <text:span text:style-name="T121">from config_master.py</text:span> <text:span text:style-name="T122">when script runs!</text:span></text:p>
            </text:list-item>
            <text:list-item>
              <text:p text:style-name="P54">Keep working on imports in main script!</text:p>
            </text:list-item>
          </text:list>
        </text:list-item>
      </text:list>
      <text:list xml:id="list184022279540614" text:continue-list="list184021859117199" text:style-name="L1">
        <text:list-item>
          <text:p text:style-name="P55">20180920:</text:p>
          <text:list>
            <text:list-item>
              <text:p text:style-name="P55">In import_helper.py, when saving the config.py file:</text:p>
              <text:list>
                <text:list-item>
                  <text:p text:style-name="P55">1) create the autogenerated folder if it doesn’t already exist</text:p>
                </text:list-item>
                <text:list-item>
                  <text:p text:style-name="P55">2) ensure __init__.py is present there too</text:p>
                </text:list-item>
              </text:list>
            </text:list-item>
            <text:list-item>
              <text:p text:style-name="P56">Pick back up on line 24 in import_helper.py!</text:p>
            </text:list-item>
          </text:list>
        </text:list-item>
        <text:list-item>
          <text:p text:style-name="P91"/>
        </text:list-item>
        <text:list-item>
          <text:p text:style-name="P91"/>
        </text:list-item>
        <text:list-item>
          <text:p text:style-name="P91"/>
        </text:list-item>
        <text:list-item>
          <text:p text:style-name="P91"/>
        </text:list-item>
        <text:list-item>
          <text:p text:style-name="P94">d</text:p>
        </text:list-item>
        <text:list-item>
          <text:p text:style-name="P94"><text:soft-page-break/>d</text:p>
        </text:list-item>
        <text:list-item>
          <text:p text:style-name="P94">d</text:p>
        </text:list-item>
        <text:list-item>
          <text:p text:style-name="P94">d</text:p>
        </text:list-item>
        <text:list-item>
          <text:p text:style-name="P94">d</text:p>
        </text:list-item>
        <text:list-item>
          <text:p text:style-name="P94">d</text:p>
        </text:list-item>
        <text:list-item>
          <text:p text:style-name="P94">d</text:p>
        </text:list-item>
        <text:list-item>
          <text:p text:style-name="P94"/>
        </text:list-item>
        <text:list-item>
          <text:p text:style-name="P95">d</text:p>
        </text:list-item>
        <text:list-item>
          <text:p text:style-name="P95">d</text:p>
        </text:list-item>
        <text:list-item>
          <text:p text:style-name="P95">d</text:p>
        </text:list-item>
        <text:list-item>
          <text:p text:style-name="P95"/>
        </text:list-item>
        <text:list-item>
          <text:p text:style-name="P96"/>
        </text:list-item>
        <text:list-item>
          <text:p text:style-name="P96"/>
        </text:list-item>
        <text:list-item>
          <text:p text:style-name="P97">d</text:p>
        </text:list-item>
        <text:list-item>
          <text:p text:style-name="P97">d</text:p>
        </text:list-item>
        <text:list-item>
          <text:p text:style-name="P97">d</text:p>
        </text:list-item>
        <text:list-item>
          <text:p text:style-name="P97">d</text:p>
        </text:list-item>
        <text:list-item>
          <text:p text:style-name="P97">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3</text:page-number>/<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20T18:40:20.657646314</dc:date>
    <meta:editing-duration>P8DT2H18M45S</meta:editing-duration>
    <meta:editing-cycles>283</meta:editing-cycles>
    <meta:generator>LibreOffice/6.1.0.3$Linux_X86_64 LibreOffice_project/efb621ed25068d70781dc026f7e9c5187a4decd1</meta:generator>
    <meta:document-statistic meta:table-count="0" meta:image-count="2" meta:object-count="0" meta:page-count="13" meta:paragraph-count="356" meta:word-count="5264" meta:character-count="31099" meta:non-whitespace-character-count="26505"/>
  </office:meta>
</office:document-meta>
</file>